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s" table:style-name="ta1">
        <table:shapes>
          <draw:frame draw:z-index="0" draw:style-name="gr1" draw:text-style-name="P1" svg:width="159.99mm" svg:height="89.99mm" svg:x="69.75mm" svg:y="7.37mm">
            <loext:p draw:notify-on-update-of-ranges="times.A1:times.A31 times.B1:times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73" calcext:value-type="float">
            <text:p>19.73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9.68" calcext:value-type="float">
            <text:p>19.68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6.24" calcext:value-type="float">
            <text:p>16.24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7.19" calcext:value-type="float">
            <text:p>17.19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.67" calcext:value-type="float">
            <text:p>13.67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3.23" calcext:value-type="float">
            <text:p>13.23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.97" calcext:value-type="float">
            <text:p>14.97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2.39" calcext:value-type="float">
            <text:p>12.3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1.54" calcext:value-type="float">
            <text:p>11.54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0.24" calcext:value-type="float">
            <text:p>10.24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9.82" calcext:value-type="float">
            <text:p>9.82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.81" calcext:value-type="float">
            <text:p>10.81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9.68" calcext:value-type="float">
            <text:p>9.68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8.92" calcext:value-type="float">
            <text:p>8.92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1.45" calcext:value-type="float">
            <text:p>11.4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.2" calcext:value-type="float">
            <text:p>10.2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2.76" calcext:value-type="float">
            <text:p>12.76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.21" calcext:value-type="float">
            <text:p>10.21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8.76" calcext:value-type="float">
            <text:p>8.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68" calcext:value-type="float">
            <text:p>9.68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9.04" calcext:value-type="float">
            <text:p>9.04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0.98" calcext:value-type="float">
            <text:p>10.98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.61" calcext:value-type="float">
            <text:p>9.61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9.71" calcext:value-type="float">
            <text:p>9.71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9.67" calcext:value-type="float">
            <text:p>9.67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9.4" calcext:value-type="float">
            <text:p>9.4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.43" calcext:value-type="float">
            <text:p>9.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16:01:03.244478141</dc:date>
    <meta:editing-duration>PT1M41S</meta:editing-duration>
    <meta:editing-cycles>1</meta:editing-cycles>
    <meta:document-statistic meta:table-count="1" meta:cell-count="6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times.A1:times.B31" svg:x="0.32cm" svg:y="0.18cm" svg:width="12.508cm" svg:height="8.64cm">
          <chartooo:coordinate-region svg:x="0.941cm" svg:y="0.379cm" svg:width="11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s.B1:times.B31" chart:class="chart:scatter">
            <chart:domain table:cell-range-address="times.A1:times.A31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mes.A1:times.A31</svg:desc>
                </draw:g>
              </table:table-cell>
              <table:table-cell office:value-type="float" office:value="19.73">
                <text:p>19.73</text:p>
                <draw:g>
                  <svg:desc>times.B1:times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">
                <text:p>1.15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">
                <text:p>1.3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5">
                <text:p>1.35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5">
                <text:p>1.45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5">
                <text:p>1.55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5">
                <text:p>1.65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">
                <text:p>1.7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5">
                <text:p>1.75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">
                <text:p>1.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5">
                <text:p>1.85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5">
                <text:p>1.95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5">
                <text:p>2.0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">
                <text:p>2.1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5">
                <text:p>2.15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">
                <text:p>2.2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">
                <text:p>2.25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">
                <text:p>2.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">
                <text:p>2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">
                <text:p>2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5">
                <text:p>2.45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">
                <text:p>2.5</text:p>
              </table:table-cell>
              <table:table-cell office:value-type="float" office:value="9.43">
                <text:p>9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